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Text_20_body">
      <style:text-properties fo:language="sv" fo:country="SE" fo:font-weight="normal" style:font-weight-asian="normal" style:font-weight-complex="normal"/>
    </style:style>
    <style:style style:name="P3" style:family="paragraph" style:parent-style-name="Text_20_body" style:list-style-name="L1">
      <style:text-properties fo:language="sv" fo:country="SE" fo:font-weight="bold" style:font-weight-asian="bold" style:font-weight-complex="bold"/>
    </style:style>
    <style:style style:name="P4" style:family="paragraph" style:parent-style-name="Heading_20_1">
      <style:text-properties fo:language="sv" fo:country="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Vidareutveckling bildbehandling</text:h>
      <text:p text:style-name="P1">Huvudprogrammet för bildbehandling kan detektera och följa en röd ballong. Systemet är snabbt och ger ett felmarginal på 5% vid ett avstånd på 3 m. Om det finns andra röda objekt i bilden så väljer programmet att ta den med störst area. <text:s/>Beroende på miljön där kamerorna ska monteras behöver även parameterarna finjusteras för att ge optimal effekt. Det finns en hel del felkällor som ska beaktas. Systemet är inte särskilt pålitligt då trianguleringen inte riktigt hittar djupet i bilden. Det var även svårt att hitta vinkeln för kamera1:s orientering. Det fanns inte heller tillgång till riktiga kompasser och kompasserna i mobilen visade sig inte att vara pålitliga, vilket kan ha gjort att vi fått fel position. </text:p>
      <text:p text:style-name="P1">Sammanfattningsvis är det man behöver bygga vidare på är:</text:p>
      <text:list xml:id="list1132338576115826888" text:style-name="L1">
        <text:list-item>
          <text:p text:style-name="P3">Kunna detektera och spåra drönare</text:p>
        </text:list-item>
      </text:list>
      <text:p text:style-name="P2">Detta har redan påbörjats men behöver göras mer stabilare och snabbare för att kunna fungera praktiskt. Ett framtida system kommer troligen att användas i utomhusmiljö där det finns andra ljusförhållanden som man måste ta hänsyn till. </text:p>
      <text:list xml:id="list169012125" text:continue-numbering="true" text:style-name="L1">
        <text:list-item>
          <text:p text:style-name="P3">Kunna hantera flera objekt samtidigt</text:p>
        </text:list-item>
      </text:list>
      <text:p text:style-name="P2">Det system som byggts nu kan bara hantera ett objekt (en röd ballong). Man skulle kunna skriva om så att man istället ger varje nytt detekterat objekt ett unikt id och på så sätt kan hålla koll och spåra dess position utan att blanda ihop dessa.</text:p>
      <text:list xml:id="list1445007307" text:continue-numbering="true" text:style-name="L1">
        <text:list-item>
          <text:p text:style-name="P3">Kunna kombinera flera tekniker för att hitta drönare</text:p>
        </text:list-item>
      </text:list>
      <text:p text:style-name="P2">Området som ska övervakas var mycket större än vad vi först hade trott och systemet behöver därför kompletteras på andra sätt för att täcka hela området. Vad man skulle kunna göra förutom att använda visuell detektion är att använda sig av de mest vanliga tekniker för övervakningssytem som ljudsensorer, radar och rf-signaler för att hitta dröna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sv" fo:country="SE"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07T13:02:19</meta:creation-date>
    <dc:date>2019-08-14T09:07:40</dc:date>
    <meta:editing-duration>PT3H30M29S</meta:editing-duration>
    <meta:editing-cycles>9</meta:editing-cycles>
    <meta:generator>OpenOffice/4.1.2$Unix OpenOffice.org_project/412m3$Build-9782</meta:generator>
    <meta:document-statistic meta:table-count="0" meta:image-count="0" meta:object-count="0" meta:page-count="1" meta:paragraph-count="9" meta:word-count="287" meta:character-count="1757"/>
  </office:meta>
</office:document-meta>
</file>